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gatunek fantasy określany jako “isekai” jest całkiem popularny w dziełach z Japonii. W skrócie da się go opisać bardzo prosto - postać rodem z Ziemi trafia do innego świata, często rządzącego się prawami żywcem wyciągniętymi z gier RPG. Tam przeżywa niesamowite przygody, rozwija się, zawiera przyjaźnie, szlachtuje wraże hordy… lub, ewentualnie, ma z tym wszystkim pewne problemy. Tak właśnie prezentuje się “Grimgar” - serial anime, który podchodzi do tematu tak realistycznie, jak tylko można. Jest to adaptacja mangi o tym samym tytule.</text:p>
      <text:p text:style-name="Standard"/>
      <text:p text:style-name="Standard">Haruhiro, Yume i jeszcze kilkoro innych nastolatków/młodych dorosłych budzi się (w zadziwiająco nowoczesnych ubraniach, z czego nie zdają sobie sprawy) w tajemniczym miejscu i bez żadnych wspomnień. Szybko dowiadują się, że życie w świecie, do którego trafili, jest dość kosztowne, a jedyna praca, na jaką mogą obecnie liczyć, to zawód eksterminatora potworów. Przyjmują tę pracę i dość szybko… odkrywają, że jest to niezbyt przyjemny zawód. </text:p>
      <text:p text:style-name="Standard"/>
      <text:p text:style-name="Standard">W typowych isekai bohaterowie przeżywają w nowym świecie mniej lub bardziej zabawne przygody. Początkowe problemy z reguły są szybko wynagradzane, okazuje się, że zależą od nich losy świata, takie tam. “Grimgar” podchodzi do tematu od kompletnie innej strony - nasi bohaterowie na początku nie radzą sobie kompletnie, każdy dzień jest walką o przetrwanie, a nawet najsłabszy goblin okazuje się być wyzwaniem. Podczas gdy w innych serialach bohaterowie mogliby już wesoło hasać po świecie i nabijać punkty doświadczenia, tutaj zastanawiają się, ile im jeszcze wytrzyma bielizna i długo świętują pierwszą okazję, by należycie się posilić za własne, ciężko zarobione pieniądze. Mimo to, wciąż można zaobserwować pewne podobieństwa do reszty isekai - bohaterowie zdobywają poziomy, dołączają do gildii itp., jak w grach komputerowych. </text:p>
      <text:p text:style-name="Standard"/>
      <text:p text:style-name="Standard">W tego typu quasi-obyczajowym serialu, w którym fabuła nie obraca się wokół ratowania świata, a desperackiej próbie uniknięcia śmierci z głodu, z konieczności nacisk musi zostać położony na postacie. Świat sam w sobie jest dość typowym fantasy, a w tle nie toczy się żadna rozgrywka o dużą stawkę, która popychałaby go do przodu. Gdyby nasi bohaterowie nie byli interesujący, nie byłoby powodu, by to oglądać - ale na szczęście tak nie jest. Zgraja, którą zaserwowali nam twórcy, zaczyna kompletnie bez żadnych wspomnień, ale nie jest kompletnie pustymi tablicami, na których świat ma boleśnie wyryć swoje doświadczenia - każde z nich zaczyna z własnymi przyzwyczajeniami, gustami, a nawet i problemami natury psychicznej. Dla przykładu, serial sugeruje, że jedna z postaci mogła mieć wcześniej jakieś zaburzenia odżywiania. Do tego niektóre osoby mają poczucie deja vu, raz się pojawia pijacki okrzyk “Australia!”, i tak dalej. Niestety, autorzy nie brną głębiej w tę kwestię, zamiast tego w pełni się skupiając na oddaniu życia postaci w nowym świecie. </text:p>
      <text:p text:style-name="Standard"/>
      <text:p text:style-name="Standard">Wraz z kolejnymi odcinkami nasi bohaterowie dorastają, hartują się, ale również ciężko przeżywają porażki. Grimgar nie bierze jeńców - twórcy nie wahali się zabijać postaci, choć w anime nie zdążyli ich wykończyć tyle, co w mandze. Żaden z członków drużyny nie ma na tyle dobrych zdolności, by choćby pomarzyć o samodzielnej walce, więc nie trzeba się martwić o przesadzenie przez autorów z ich mocami. Ba, w typowych isekai często się zdarza tak, że zesłańcy do obcego świata błyskawicznie pojmują zasady jego działania - ale w Grimgarze każda lekcja jest okupiona krwią, często w dużych ilościach. W tak beznadziejnej sytuacji nasi bohaterowie muszą nauczyć się współpracować i rozwijać swoje umiejętności z myślą o dobru grupy.</text:p>
      <text:p text:style-name="Standard"/>
      <text:p text:style-name="Standard">Oczywiście, nie wszystko idzie tak gładko. Postacie są tylko ludźmi - porażki są niszczące dla ich psychiki i nie zawsze radzą sobie z nimi w sposób, który by nie budził konfliktów. Szczególnie dobrze widoczne jest to przy jednym z bohaterów, mrocznym rycerzu imieniem Ranta, z trudnymi do zastąpienia umiejętnościami, ale charakterem, który nieustannie prowokuje kryzys za kryzysem o skali od “podglądanie przez dziurkę od klucza” po “spory konflikt o zachowywanie się jak bezduszny, samolubny dupek, po którego po śmierci nie przyjedzie karawan, tylko śmieciarka”. Ogólnie, dynamika relacji między postaciami napędza cały serial i pokazuje ich życia od stron, z którymi nie mieliśmy wcześniej za często do czynienia w anime.</text:p>
      <text:p text:style-name="Standard"/>
      <text:p text:style-name="Standard">Graficznie seria się dobrze prezentuje. Szczególny nacisk został położony na projekty postaci - każda z nich wyróżnia się wyglądem i jest niemożliwa do pomylenia z innymi. Ba, ciężko je pomylić z bohaterami innych seriali. Całość wygląda bardzo przyjemnie dla oka, a kreska dokłada się do poważnego klimatu serii. Równie dobrze sprawuje się muzyka i inne efekty dźwiękowe. </text:p>
      <text:p text:style-name="Standard"/>
      <text:p text:style-name="Standard">Ogólnie, “Grimgar” jest bardzo miłą odmianą od seriali, w których do tematu ludzi wrzucanych do świata fantasy podchodzono w sposób komediowy lub heroiczny. Tu nie ma mowy o jednym ani o drugim - co prawda od czasu do czasu puszcza się widzowi oko, ale nie wystarczy to, by przytłumić ogólnie dość ciężki i poważny klimat. Przed odkryciem tego serialu miałem nieprzyjemność oglądać odcinek pewnego anime, gdzie od razu po pojawieniu się w obcym świecie główny bohater był już bogaty, miał własny haremik oraz odkrył, że jest mistrzem w używaniu dowolnej magii. Podejście przedstawione w “Grimgarze” było miłą odskocznią od tego nudnego, nieśmiesznego koszmarku. Na początku może razić wolne tempo, ale jest to nieuniknione w serialu, który stara się być tak realistyczny, na ile pozwala mu swój własny świat fantasy. <text:s/>Polecam osobom, które lubią fantastykę i obyczajówki albo po prostu szukają nieortodoksyjnego podejścia do znanego i - zdawałoby się - do cna zużytego tematu. Nie jest to serial dla każdego, ale osobiście cieszę się, że wpadł mi w ręce. </text:p>
      <text:p text:style-name="Standard"/>
      <text:p text:style-name="Standard"><text:a xlink:type="simple" xlink:href="http://unserious.pl/wp-content/uploads/2016/04/Hai-to-Gensou-no-Grimgar_.jpg" text:style-name="ListLabel_20_1" text:visited-style-name="ListLabel_20_1"><text:span text:style-name="T1">http://unserious.pl/wp-content/uploads/2016/04/Hai-to-Gensou-no-Grimgar_.jpg</text:span></text:a> - top</text:p>
      <text:p text:style-name="Standard"><text:a xlink:type="simple" xlink:href="https://choraltempest.files.wordpress.com/2016/04/horriblesubs-hai-to-gensou-no-grimgar-09-720p-mkv_snapshot_05-56_2016-04-07_16-05-40.jpg" text:style-name="ListLabel_20_1" text:visited-style-name="ListLabel_20_1"><text:span text:style-name="T1">https://choraltempest.files.wordpress.com/2016/04/horriblesubs-hai-to-gensou-no-grimgar-09-720p-mkv_snapshot_05-56_2016-04-07_16-05-40.jpg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883" meta:character-count="5976" meta:non-whitespace-character-count="5096"/>
    <meta:generator>LibreOfficeDev/6.0.5.2$Linux_X86_64 LibreOffice_project/</meta:generator>
  </office:meta>
</office:document-meta>
</file>